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4f009e" loext:opacity="100%" fo:font-size="8.5pt" fo:font-weight="bold" style:font-size-asian="8.5pt" style:font-weight-asian="bold" style:font-size-complex="8.5pt" style:font-weight-complex="bold"/>
    </style:style>
    <style:style style:name="P2" style:family="paragraph" style:parent-style-name="Standard" style:master-page-name="">
      <loext:graphic-properties draw:fill="none"/>
      <style:paragraph-properties fo:margin-left="12.51mm" fo:margin-right="0mm" fo:text-indent="0mm" style:auto-text-indent="false" style:page-number="auto" fo:background-color="transparent"/>
      <style:text-properties fo:font-size="8.5pt" fo:font-weight="bold" style:font-size-asian="8.5pt" style:font-weight-asian="bold" style:font-size-complex="8.5pt" style:font-weight-complex="bold"/>
    </style:style>
    <style:style style:name="P3" style:family="paragraph" style:parent-style-name="Standard">
      <loext:graphic-properties draw:fill="none"/>
      <style:paragraph-properties fo:margin-left="12.51mm" fo:margin-right="0mm" fo:text-indent="0mm" style:auto-text-indent="false" fo:background-color="transparent"/>
      <style:text-properties fo:font-size="8.5pt" fo:font-weight="bold" style:font-size-asian="8.5pt" style:font-weight-asian="bold" style:font-size-complex="8.5pt" style:font-weight-complex="bold"/>
    </style:style>
    <style:style style:name="P4" style:family="paragraph" style:parent-style-name="Standard">
      <style:text-properties fo:font-size="8.5pt" fo:font-weight="bold" style:font-size-asian="8.5pt" style:font-weight-asian="bold" style:font-size-complex="8.5pt" style:font-weight-complex="bold"/>
    </style:style>
    <style:style style:name="P5" style:family="paragraph" style:parent-style-name="Standard">
      <style:text-properties fo:font-size="8.5pt" fo:font-weight="bold" officeooo:paragraph-rsid="001ecf6f" style:font-size-asian="8.5pt" style:font-weight-asian="bold" style:font-size-complex="8.5pt" style:font-weight-complex="bold"/>
    </style:style>
    <style:style style:name="P6" style:family="paragraph" style:parent-style-name="Standard">
      <style:text-properties fo:font-size="8.5pt" fo:font-weight="bold" officeooo:paragraph-rsid="001f0b7f" style:font-size-asian="8.5pt" style:font-weight-asian="bold" style:font-size-complex="8.5pt" style:font-weight-complex="bold"/>
    </style:style>
    <style:style style:name="P7" style:family="paragraph" style:parent-style-name="Standard">
      <style:text-properties fo:font-size="8.5pt" fo:font-weight="bold" officeooo:paragraph-rsid="0021d662" style:font-size-asian="8.5pt" style:font-weight-asian="bold" style:font-size-complex="8.5pt" style:font-weight-complex="bold"/>
    </style:style>
    <style:style style:name="T1" style:family="text">
      <style:text-properties officeooo:rsid="0016b66c"/>
    </style:style>
    <style:style style:name="T2" style:family="text">
      <style:text-properties officeooo:rsid="001ecf6f"/>
    </style:style>
    <style:style style:name="Sect1" style:family="section">
      <style:section-properties text:dont-balance-text-columns="false" fo:margin-left="-11.54mm" fo:margin-right="-15.63mm" style:editable="false">
        <style:columns fo:column-count="2">
          <style:column style:rel-width="7938*" fo:start-indent="0mm" fo:end-indent="2.49mm"/>
          <style:column style:rel-width="8172*" fo:start-indent="2.49mm" fo:end-indent="0m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-- LIMPIAMOS TODO PARA QUE NO DE FALLOS AL CARGAR EL ARCHIVO</text:p>
        <text:p text:style-name="P2">DROP TABLE TablaResponsables; DROP TABLE TablaComerciales;</text:p>
        <text:p text:style-name="P3">DROP TYPE Personal FORCE; <text:tab/> <text:s/>DROP TYPE Responsable FORCE;</text:p>
        <text:p text:style-name="P3">DROP TYPE Zonas FORCE;<text:tab/> <text:s/>DROP TYPE Comercial FORCE;</text:p>
        <text:p text:style-name="P3">DROP TYPE ListaZonas FORCE;</text:p>
        <text:p text:style-name="P1">-- 1.1 Crea el tipo de objetos "Personal"</text:p>
        <text:p text:style-name="P4">CREATE OR REPLACE TYPE Personal AS OBJECT (</text:p>
        <text:p text:style-name="P5"><text:tab/>codigo INTEGER,dni VARCHAR2(10), nombre VARCHAR2(30), apellidos <text:tab/>VARCHAR2(30), sexo VARCHAR2(1),fecha_nac DATE ) <text:s/>NOT FINAL; /</text:p>
        <text:p text:style-name="P1">--1.2 Crea el tipo de objeto "Responsable" como tipo heredado de "Personal</text:p>
        <text:p text:style-name="P4">CREATE OR REPLACE TYPE Responsable UNDER Personal (</text:p>
        <text:p text:style-name="P4"><text:tab/>tipo CHAR,</text:p>
        <text:p text:style-name="P4"><text:tab/>antiguedad INTEGER,</text:p>
        <text:p text:style-name="P4"><text:tab/>MEMBER FUNCTION getNombreCompleto RETURN VARCHAR2,</text:p>
        <text:p text:style-name="P4"><text:tab/>CONSTRUCTOR FUNCTION Responsable (</text:p>
        <text:p text:style-name="P4"><text:tab/><text:tab/>codigo INTEGER, <text:span text:style-name="T1">n</text:span>ombre VARCHAR2, primerApellido VARCHAR2,</text:p>
        <text:p text:style-name="P4"><text:tab/><text:tab/>segundoApellido VARCHAR2, <text:tab/>tipo CHAR<text:tab/><text:tab/></text:p>
        <text:p text:style-name="P4"><text:tab/>) RETURN SELF AS RESULT); /</text:p>
        <text:p text:style-name="P1">--1.3. Crea el tipo Zonas con los atributos codigo INTEGER, nombre VARCHAR2(20), refRespon REF Responsable, codigoPostal CHAR(5),</text:p>
        <text:p text:style-name="P4">CREATE OR REPLACE TYPE Zonas AS OBJECT(</text:p>
        <text:p text:style-name="P4"><text:tab/>codigo INTEGER, nombre VARCHAR2(20), refResponsable REF Responsable,</text:p>
        <text:p text:style-name="P4"><text:tab/>codigoPostal CHAR(5) <text:tab/>); /<text:tab/></text:p>
        <text:p text:style-name="P1">-- Crea, como tipo heredado de Personal, el tipo de objeto "Comercial"</text:p>
        <text:p text:style-name="P4">CREATE OR REPLACE TYPE Comercial UNDER Personal (</text:p>
        <text:p text:style-name="P4"><text:tab/>zonaComercial Zonas</text:p>
        <text:p text:style-name="P4"><text:tab/>); /</text:p>
        <text:p text:style-name="P1">-- 2. Crea un método constructor para tipo de objetos "Responsable"</text:p>
        <text:p text:style-name="P4">CREATE OR REPLACE TYPE BODY Responsable AS</text:p>
        <text:p text:style-name="P4">CONSTRUCTOR FUNCTION Responsable(</text:p>
        <text:p text:style-name="P4"><text:tab/>codigo INTEGER, nombre VARCHAR2,</text:p>
        <text:p text:style-name="P4"><text:tab/>primerApellido VARCHAR2, segundoApellido VARCHAR2,</text:p>
        <text:p text:style-name="P4"><text:tab/>tipo CHAR) RETURN SELF AS RESULT IS</text:p>
        <text:p text:style-name="P4"><text:tab/>BEGIN</text:p>
        <text:p text:style-name="P4"><text:tab/><text:tab/>-- Asignar al atributo apellidos los datos de primer apellido y <text:tab/><text:tab/>segundo apellido que se han pasado como parámetros, uniéndolos <text:tab/><text:tab/>con un espacio entre ellos</text:p>
        <text:p text:style-name="P4"><text:tab/><text:tab/>SELF.codigo := codigo; SELF.nombre := nombre;</text:p>
        <text:p text:style-name="P4"><text:tab/><text:tab/>SELF.apellidos := primerApellido || ' ' || segundoApellido;</text:p>
        <text:p text:style-name="P6"><text:tab/><text:tab/>SELF.tipo := tipo; <text:s/><text:tab/>RETURN; </text:p>
        <text:p text:style-name="P6"><text:tab/>END;</text:p>
        <text:p text:style-name="P1">-- 3. Crea un método getNombreCompleto para el tipo de objetos Responsable que permita obtener su nombre completo con el formato apellidos nombre.</text:p>
        <text:p text:style-name="P4"><text:tab/>MEMBER FUNCTION getNombreCompleto RETURN VARCHAR2 IS</text:p>
        <text:p text:style-name="P4"><text:tab/>BEGIN</text:p>
        <text:p text:style-name="P4"><text:tab/><text:tab/>RETURN self.apellidos || ' ' || self.nombre;</text:p>
        <text:p text:style-name="P4"><text:tab/>END getNombreCompleto;<text:tab/></text:p>
        <text:p text:style-name="P4">END; /</text:p>
        <text:p text:style-name="P1">-- 4. Crea una tabla TablaResponsables de objetos Responsable. Inserta en dicha tabla dos objetos Responsable.</text:p>
        <text:p text:style-name="P4">CREATE TABLE TablaResponsables OF Responsable;</text:p>
        <text:p text:style-name="P4">INSERT INTO TablaResponsables VALUES (</text:p>
        <text:p text:style-name="P4"><text:tab/>Responsable(5, '51083099F', 'ELENA', 'POSTA LLANOS', 'F', TO_DATE('31/03/1975', 'DD/MM/YYYY'), 'N', 4) );</text:p>
        <text:p text:style-name="P4">DECLARE</text:p>
        <text:p text:style-name="P4"><text:tab/>responsable2 Responsable;</text:p>
        <text:p text:style-name="P4">BEGIN</text:p>
        <text:p text:style-name="P4"><text:tab/>responsable2 := Responsable(6, 'JAVIER', 'JARAMILLO', 'HERNANDEZ', 'C');</text:p>
        <text:p text:style-name="P4"><text:tab/>INSERT INTO TablaResponsables VALUES (responsable2);</text:p>
        <text:p text:style-name="P4">END; /</text:p>
        <text:p text:style-name="P4"/>
        <text:p text:style-name="P1">-- 5. Crea una colección VARRAY llamada ListaZonas en la que se puedan almacenar hasta 10 objetos Zonas. </text:p>
        <text:p text:style-name="P4"/>
        <text:p text:style-name="P4">CREATE TYPE ListaZonas AS VARRAY(10) OF Zonas; /</text:p>
        <text:p text:style-name="P4">DECLARE</text:p>
        <text:p text:style-name="P4"><text:tab/>listaZonas1 ListaZonas; zona1 Zonas; zona2 Zonas; responsable1 REF <text:tab/>Responsable;</text:p>
        <text:p text:style-name="P4"><text:tab/>responsable2 REF Responsable;</text:p>
        <text:p text:style-name="P4">BEGIN </text:p>
        <text:p text:style-name="P4"><text:tab/>listaZonas1 := ListaZonas();</text:p>
        <text:p text:style-name="P4"><text:tab/>-- Seleccionamos los datos referenciados</text:p>
        <text:p text:style-name="P4"><text:tab/>SELECT REF(TR) INTO responsable1 FROM TablaResponsables TR WHERE TR.codigo = 6;</text:p>
        <text:p text:style-name="P7"><text:tab/>SELECT REF(TR) INTO responsable2 FROM TablaResponsables TR WHERE TR.dni <text:tab/>= </text:p>
        <text:p text:style-name="P7"><text:tab/>'51083099F';</text:p>
        <text:p text:style-name="P4"><text:tab/>-- Creamos nuestros objetos Zonas</text:p>
        <text:p text:style-name="P4"><text:tab/>zona1 := Zonas(1, 'zona1', responsable1, '06834');</text:p>
        <text:p text:style-name="P4"><text:tab/>zona2 := Zonas(2, 'zona2', responsable2, '28003');</text:p>
        <text:p text:style-name="P4"><text:tab/>-- Guarda en una instancia listaZonas1 de dicha lista, dos Zonas<text:tab/><text:tab/></text:p>
        <text:p text:style-name="P4"><text:tab/>listaZonas1 := ListaZonas(zona1, zona2);</text:p>
        <text:p text:style-name="P4">END; /</text:p>
        <text:p text:style-name="P1">-- 6. Crea una tabla TablaComerciales de objetos Comercial</text:p>
        <text:p text:style-name="P1">CREATE TABLE TablaComerciales OF Comercial;</text:p>
        <text:p text:style-name="P4">DECLARE</text:p>
        <text:p text:style-name="P4"><text:s text:c="4"/>zona1 Zonas; zona2 Zonas;</text:p>
        <text:p text:style-name="P4">BEGIN</text:p>
        <text:p text:style-name="P4"><text:s text:c="4"/>INSERT INTO TablaComerciales VALUES (</text:p>
        <text:p text:style-name="P4"><text:s text:c="7"/>Comercial(100, '23401092Z', 'MARCOS', 'SUAREZ LOPEZ', 'M', <text:s/>TO_DATE('30/03/1990', <text:tab/>'DD/MM/YYYY'), zona1) <text:s text:c="4"/>);</text:p>
        <text:p text:style-name="P4">INSERT INTO TablaComerciales VALUES (</text:p>
        <text:p text:style-name="P4"><text:s text:c="8"/>Comercial(102, '6932288V', 'ANASTASIA', 'GOMES PEREZ', 'F', TO_DATE('28/11/1984', <text:tab/>'DD/MM/YYYY'), zona2) <text:s text:c="4"/>); END; /</text:p>
        <text:p text:style-name="P1">-- 7. Obtener, de la tabla TablaComerciales, el Comercial que tiene el código 100,asignándoselo a una variable unComercial</text:p>
        <text:p text:style-name="P4"><text:s/>SELECT VALUE(a) INTO unComercial FROM TablaComerciales a WHERE codigo = 100;</text:p>
        <text:p text:style-name="P1">-- 8. Modifica el código del Comercial guardado en variable unComercial <text:span text:style-name="T2">=</text:span> 10</text:p>
        <text:p text:style-name="P4"><text:s/>unComercial.codigo := 101; unComercial.zonaComercial := zona2;</text:p>
        <text:p text:style-name="P4"><text:s/>INSERT INTO TablaComerciales VALUES (unComercial); <text:s/>END; /</text:p>
        <text:p text:style-name="P1">-- 9. Crea un método MAP ordenarZonas para el tipo Zonas.</text:p>
        <text:p text:style-name="P4"><text:s/>MAP MEMBER FUNCTION ordenarZonas RETURN VARCHAR2 IS</text:p>
        <text:p text:style-name="P4"><text:s/><text:tab/>unResponsable Responsable;</text:p>
        <text:p text:style-name="P4"><text:s/><text:tab/>BEGIN</text:p>
        <text:p text:style-name="P4"><text:s/><text:tab/><text:tab/>SELECT DEREF(refRespon) INTO unResponsable FROM Dual;</text:p>
        <text:p text:style-name="P4"><text:tab/> <text:tab/>RETURN (unResponsable.getNombreCompleto());</text:p>
        <text:p text:style-name="P4"><text:tab/>END; <text:s text:c="2"/>END; /</text:p>
        <text:p text:style-name="P1">-- 10. Realiza una consulta de la tabla TablaComerciales ordenada por zonaComercial para comprobar el funcionamiento del método MAP. */</text:p>
        <text:p text:style-name="P4"><text:s/>SELECT * FROM TablaComerciales ORDER BY zonaComercial;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10.05mm" fo:margin-bottom="8.4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9:54:25.900695343</meta:creation-date>
    <dc:date>2024-05-14T21:14:32.554461714</dc:date>
    <meta:editing-duration>PT28M19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" meta:paragraph-count="93" meta:word-count="625" meta:character-count="4641" meta:non-whitespace-character-count="3983"/>
  </office:meta>
</office:document-meta>
</file>